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Consolas" svg:font-family="Consolas"/>
    <style:font-face style:name="Arial4" svg:font-family="Arial" style:font-family-generic="modern"/>
    <style:font-face style:name="Consolas2" svg:font-family="Consolas" style:font-family-generic="modern"/>
    <style:font-face style:name="Consolas1" svg:font-family="Consolas" style:font-family-generic="modern" style:font-pitch="fixed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6" svg:font-family="Arial" style:font-family-generic="modern" style:font-pitch="variable"/>
    <style:font-face style:name="Consolas3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כותרת_20_ותוכן_5f_-notes">
      <style:graphic-properties draw:fill-color="#ffffff" fo:min-height="12.792cm"/>
      <style:paragraph-properties style:writing-mode="lr-tb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8.091cm" style:use-optimal-column-width="false"/>
    </style:style>
    <style:style style:name="co2" style:family="table-column">
      <style:table-column-properties style:column-width="7.918cm" style:use-optimal-column-width="false"/>
    </style:style>
    <style:style style:name="co3" style:family="table-column">
      <style:table-column-properties style:column-width="8.122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990099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5" style:family="table-cell">
      <style:paragraph-properties fo:text-align="center"/>
      <style:text-properties fo:color="#993366" fo:font-size="32pt" style:font-size-asian="32pt" style:font-size-complex="32pt"/>
    </style:style>
    <style:style style:name="ce6" style:family="table-cell">
      <style:paragraph-properties fo:text-align="center"/>
      <style:text-properties fo:color="#00cc00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4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20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990099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993366" fo:font-size="32pt" style:font-size-asian="32pt" style:font-size-complex="32pt"/>
    </style:style>
    <style:style style:name="T8" style:family="text">
      <style:text-properties fo:color="#00cc00" fo:font-size="32pt" style:font-size-asian="32pt" style:font-size-complex="32pt"/>
    </style:style>
    <style:style style:name="T9" style:family="text">
      <style:text-properties fo:color="#ce181e" fo:font-size="32pt" style:font-size-asian="32pt" style:font-size-complex="32pt"/>
    </style:style>
    <style:style style:name="T10" style:family="text">
      <style:text-properties fo:color="#ce181e" fo:font-size="12pt" style:font-size-asian="12pt" style:font-size-complex="12pt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1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1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696464" style:text-line-through-style="none" style:text-line-through-type="none" style:text-position="0% 100%" style:font-name="Arial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1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206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1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1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1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00cc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36" style:family="text">
      <style:text-properties fo:font-variant="normal" fo:text-transform="none" fo:color="#006600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name-complex="Consolas1" style:font-size-complex="2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38" style:family="text">
      <style:text-properties fo:font-variant="normal" fo:text-transform="none" fo:color="#006600" style:text-line-through-style="none" style:text-line-through-type="none" style:text-position="0% 100%" style:font-name="Arial3" fo:font-size="30pt" fo:letter-spacing="normal" fo:font-style="normal" style:text-underline-style="none" fo:font-weight="bold" style:font-size-asian="30pt" style:font-style-asian="normal" style:font-weight-asian="bold" style:font-name-complex="Consolas1" style:font-size-complex="30pt" style:font-style-complex="normal" style:font-weight-complex="bold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3" style:family="text">
      <style:text-properties fo:font-variant="normal" fo:text-transform="none" fo:color="#00b05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000099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fo:font-variant="normal" fo:text-transform="none" fo:color="#339966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font-variant="normal" fo:text-transform="none" style:use-window-font-color="true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35cm"/>
        <style:text-properties style:font-name="Arial1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35cm"/>
        <style:text-properties style:font-name="Arial1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88cm"/>
        <style:text-properties style:font-name="Arial1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lass </text:span><text:span text:style-name="T1">Templates</text:span></text:p>
          </draw:text-box>
        </draw:frame>
        <draw:frame draw:name="כותרת משנה 5" presentation:style-name="pr2" draw:text-style-name="P4" draw:layer="layout" svg:width="17.779cm" svg:height="4.444cm" svg:x="3.599cm" svg:y="8.89cm">
          <draw:text-box>
            <text:p text:style-name="P3"><text:span text:style-name="T2">Version 1: Dr. Ofir </text:span><text:span text:style-name="T2">Pele</text:span></text:p>
            <text:p text:style-name="P3"><text:span text:style-name="T2">Version 2: Dr. Erel </text:span><text:span text:style-name="T2">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כותרת_20_ותוכן_5f_" presentation:presentation-page-layout-name="AL2T11">
        <office:forms form:automatic-focus="false" form:apply-design-mode="false"/>
        <draw:frame draw:name="מציין מיקום של מספר שקופית 5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Default_5f_1" draw:layer="layout" svg:width="24.13cm" svg:height="6.946cm" svg:x="0.761cm" svg:y="0.3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8"><text:span text:style-name="T4">C++</text:span></text:p>
              </table:table-cell>
              <table:table-cell table:style-name="ce3">
                <text:p text:style-name="P8"><text:span text:style-name="T5">Java</text:span></text:p>
              </table:table-cell>
            </table:table-row>
            <table:table-row table:style-name="ro1" table:default-cell-style-name="ce5">
              <table:table-cell table:style-name="ce4">
                <text:p text:style-name="P8"><text:span text:style-name="T6">Keyword</text:span></text:p>
              </table:table-cell>
              <table:table-cell>
                <text:p text:style-name="P8"><text:span text:style-name="T7">template</text:span></text:p>
              </table:table-cell>
              <table:table-cell>
                <text:p text:style-name="P8"><text:span text:style-name="T7">none</text:span></text:p>
              </table:table-cell>
            </table:table-row>
            <table:table-row table:style-name="ro1" table:default-cell-style-name="ce6">
              <table:table-cell table:style-name="ce4">
                <text:p text:style-name="P8"><text:span text:style-name="T6">Type arguments</text:span></text:p>
              </table:table-cell>
              <table:table-cell>
                <text:p text:style-name="P8"><text:span text:style-name="T8">Any</text:span></text:p>
              </table:table-cell>
              <table:table-cell>
                <text:p text:style-name="P8"><text:span text:style-name="T9">Only objects</text:span></text:p>
                <text:p text:style-name="P8"><text:span text:style-name="T10">(</text:span><text:span text:style-name="T10"><text:a xlink:href="https://stackoverflow.com/a/18021680/827927" xlink:type="simple">https://stackoverflow.com/a/18021680/827927</text:a></text:span><text:span text:style-name="T10"> 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212cm" svg:height="10.659cm" svg:x="2.753cm" svg:y="2.16cm" draw:page-number="2" presentation:class="page"/>
          <draw:frame presentation:style-name="pr5" draw:text-style-name="P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4.129cm" svg:height="1.776cm" svg:x="0.423cm" svg:y="0.763cm" presentation:class="title" presentation:user-transformed="true">
          <draw:text-box>
            <text:p text:style-name="P10"><text:span text:style-name="T11">S</text:span><text:span text:style-name="T11">t</text:span><text:span text:style-name="T11">ri</text:span><text:span text:style-name="T11">n</text:span><text:span text:style-name="T11">g</text:span><text:span text:style-name="T12"> </text:span><text:span text:style-name="T12">S</text:span><text:span text:style-name="T12">t</text:span><text:span text:style-name="T12">a</text:span><text:span text:style-name="T12">c</text:span><text:span text:style-name="T12">k</text:span></text:p>
          </draw:text-box>
        </draw:frame>
        <draw:frame draw:name="מציין מיקום של מספר שקופית 2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מציין מיקום תוכן 3" presentation:style-name="pr8" draw:text-style-name="P13" draw:layer="layout" svg:width="24.552cm" svg:height="15.874cm" svg:x="0.423cm" svg:y="2.54cm" presentation:class="outline" presentation:user-transformed="true">
          <draw:text-box>
            <text:p text:style-name="P12"><text:span text:style-name="T13">class</text:span><text:span text:style-name="T14"> StrStk { </text:span><text:span text:style-name="T14"><text:line-break/></text:span><text:span text:style-name="T13">public</text:span><text:span text:style-name="T14">: </text:span><text:span text:style-name="T14"><text:line-break/></text:span><text:span text:style-name="T14">  </text:span><text:span text:style-name="T15">StrStk</text:span><text:span text:style-name="T14">():m_first(</text:span><text:span text:style-name="T13">nullptr</text:span><text:span text:style-name="T14">) { } </text:span><text:span text:style-name="T14"><text:line-break/></text:span><text:span text:style-name="T14">  </text:span><text:span text:style-name="T13">void</text:span><text:span text:style-name="T14"> </text:span><text:span text:style-name="T15">push</text:span><text:span text:style-name="T14"> (</text:span><text:span text:style-name="T16">string</text:span><text:span text:style-name="T14"> </text:span><text:span text:style-name="T13">const</text:span><text:span text:style-name="T14">&amp; s )  {m_first=</text:span><text:span text:style-name="T13">new</text:span><text:span text:style-name="T14"> Node(s,m_first);} </text:span><text:span text:style-name="T14"><text:line-break/></text:span><text:span text:style-name="T14">  </text:span><text:span text:style-name="T13">bool</text:span><text:span text:style-name="T14"> </text:span><text:span text:style-name="T15">isEmpty</text:span><text:span text:style-name="T14">() </text:span><text:span text:style-name="T13">const</text:span><text:span text:style-name="T14"> {</text:span><text:span text:style-name="T13">return</text:span><text:span text:style-name="T14"> m_first==nullptr;} </text:span><text:span text:style-name="T14"><text:line-break/></text:span><text:span text:style-name="T14">  </text:span><text:span text:style-name="T13">const </text:span><text:span text:style-name="T16">string</text:span><text:span text:style-name="T14">&amp; </text:span><text:span text:style-name="T15">top</text:span><text:span text:style-name="T14"> () </text:span><text:span text:style-name="T13">const</text:span><text:span text:style-name="T14"> {</text:span><text:span text:style-name="T13">return</text:span><text:span text:style-name="T14"> m_first-&gt;m_value;} </text:span><text:span text:style-name="T14"><text:line-break/></text:span><text:span text:style-name="T14">  </text:span><text:span text:style-name="T13">void</text:span><text:span text:style-name="T14"> </text:span><text:span text:style-name="T15">pop</text:span><text:span text:style-name="T14"> () </text:span></text:p>
            <text:p text:style-name="P12"><text:span text:style-name="T17"><text:s text:c="2"/></text:span><text:span text:style-name="T17">{Node *n=m_first; m_first=m_first-&gt;m_next; </text:span><text:span text:style-name="T18">delete</text:span><text:span text:style-name="T17"> n;} </text:span><text:span text:style-name="T17"><text:line-break/></text:span><text:span text:style-name="T14">  ~</text:span><text:span text:style-name="T15">StrStk</text:span><text:span text:style-name="T14">() { </text:span><text:span text:style-name="T13">while</text:span><text:span text:style-name="T14"> (!isEmpty()) pop(); } </text:span><text:span text:style-name="T14"><text:line-break/></text:span><text:span text:style-name="T13">private</text:span><text:span text:style-name="T14">: </text:span><text:span text:style-name="T14"><text:line-break/></text:span><text:span text:style-name="T14">  </text:span><text:span text:style-name="T15">StrStk</text:span><text:span text:style-name="T14">(StrStk </text:span><text:span text:style-name="T13">const</text:span><text:span text:style-name="T14">&amp; rhs); <text:s text:c="3"/></text:span><text:span text:style-name="T13">StrStk&amp;</text:span><text:span text:style-name="T15"> operator=</text:span><text:span text:style-name="T14">(StrStk </text:span><text:span text:style-name="T13">const</text:span><text:span text:style-name="T14">&amp; </text:span><text:span text:style-name="T14">rhs); </text:span></text:p>
            <text:p text:style-name="P12"><text:span text:style-name="T14">  </text:span><text:span text:style-name="T13">struct</text:span><text:span text:style-name="T14"> </text:span><text:span text:style-name="T15">Node</text:span><text:span text:style-name="T14"> { </text:span><text:span text:style-name="T14"><text:line-break/></text:span><text:span text:style-name="T14">    </text:span><text:span text:style-name="T16">string</text:span><text:span text:style-name="T14"> m_value; </text:span><text:span text:style-name="T14"><text:line-break/></text:span><text:span text:style-name="T14">    Node* m_next; </text:span><text:span text:style-name="T14"><text:line-break/></text:span><text:span text:style-name="T14">    Node(</text:span><text:span text:style-name="T16">string</text:span><text:span text:style-name="T14"> </text:span><text:span text:style-name="T13">const</text:span><text:span text:style-name="T14">&amp; v ,Node* n):m_value(v),m_next(n) { } </text:span><text:span text:style-name="T14"><text:line-break/></text:span><text:span text:style-name="T14">  }; </text:span><text:span text:style-name="T14"><text:line-break/></text:span><text:span text:style-name="T14">  Node* m_first; </text:span><text:span text:style-name="T14"><text:line-break/></text:span><text:span text:style-name="T1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G</text:span><text:span text:style-name="T12">e</text:span><text:span text:style-name="T12">n</text:span><text:span text:style-name="T12">e</text:span><text:span text:style-name="T12">ri</text:span><text:span text:style-name="T12">c </text:span><text:span text:style-name="T12">C</text:span><text:span text:style-name="T12">l</text:span><text:span text:style-name="T12">a</text:span><text:span text:style-name="T12">s</text:span><text:span text:style-name="T12">s</text:span><text:span text:style-name="T12">e</text:span><text:span text:style-name="T12">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4"><text:span text:style-name="T19"/></text:p>
            <text:list text:style-name="L4">
              <text:list-item>
                <text:p text:style-name="P15"><text:span text:style-name="T19">The actual code for maintaining the stack </text:span><text:span text:style-name="T19">has nothing to do with the particulars of the </text:span><text:span text:style-name="T19">string type.</text:span></text:p>
              </text:list-item>
              <text:list-item>
                <text:p text:style-name="P15"><text:span text:style-name="T19">Can we have a generic implementation of </text:span><text:span text:style-name="T19">stack?</text:span></text:p>
              </text:list-item>
            </text:list>
            <text:p text:style-name="P15"><text:span text:style-name="T19"/></text:p>
            <text:p text:style-name="P15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" draw:layer="layout" svg:width="24.129cm" svg:height="1.776cm" svg:x="0.423cm" svg:y="0.763cm" presentation:class="title" presentation:user-transformed="true">
          <draw:text-box>
            <text:p text:style-name="P10"><text:span text:style-name="T12">G</text:span><text:span text:style-name="T12">e</text:span><text:span text:style-name="T12">n</text:span><text:span text:style-name="T12">e</text:span><text:span text:style-name="T12">ri</text:span><text:span text:style-name="T12">c </text:span><text:span text:style-name="T12">S</text:span><text:span text:style-name="T12">t</text:span><text:span text:style-name="T12">a</text:span><text:span text:style-name="T12">c</text:span><text:span text:style-name="T12">k </text:span><text:span text:style-name="T20">(f</text:span><text:span text:style-name="T20">ol</text:span><text:span text:style-name="T20">d</text:span><text:span text:style-name="T20">er </text:span><text:span text:style-name="T20">2)</text:span></text:p>
          </draw:text-box>
        </draw:frame>
        <draw:frame draw:name="מציין מיקום של מספר שקופית 2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מציין מיקום תוכן 3" presentation:style-name="pr8" draw:text-style-name="P13" draw:layer="layout" svg:width="24.552cm" svg:height="15.874cm" svg:x="0.423cm" svg:y="2.54cm" presentation:class="outline" presentation:user-transformed="true">
          <draw:text-box>
            <text:p text:style-name="P12"><text:span text:style-name="T21">template </text:span><text:span text:style-name="T22">&lt;</text:span><text:span text:style-name="T21">typename </text:span><text:span text:style-name="T23">T</text:span><text:span text:style-name="T24">&gt; class </text:span><text:span text:style-name="T17">Stk { </text:span><text:span text:style-name="T17"><text:line-break/></text:span><text:span text:style-name="T18">public</text:span><text:span text:style-name="T17">: </text:span><text:span text:style-name="T17"><text:line-break/></text:span><text:span text:style-name="T17">  </text:span><text:span text:style-name="T24">Stk</text:span><text:span text:style-name="T17">():m_first(</text:span><text:span text:style-name="T18">nullptr</text:span><text:span text:style-name="T17">) { } </text:span><text:span text:style-name="T17"><text:line-break/></text:span><text:span text:style-name="T17">  ~</text:span><text:span text:style-name="T24">Stk</text:span><text:span text:style-name="T17">() { </text:span><text:span text:style-name="T18">while</text:span><text:span text:style-name="T17"> (!isEmpty()) pop(); } </text:span><text:span text:style-name="T17"><text:line-break/></text:span><text:span text:style-name="T17">  </text:span><text:span text:style-name="T18">void</text:span><text:span text:style-name="T17"> </text:span><text:span text:style-name="T24">push</text:span><text:span text:style-name="T17"> (</text:span><text:span text:style-name="T13">const </text:span><text:span text:style-name="T25">T</text:span><text:span text:style-name="T14">&amp; s)  {m_first=</text:span><text:span text:style-name="T13">new</text:span><text:span text:style-name="T14"> Node(s,m_first);} </text:span><text:span text:style-name="T14"><text:line-break/></text:span><text:span text:style-name="T14">  </text:span><text:span text:style-name="T13">bool</text:span><text:span text:style-name="T14"> </text:span><text:span text:style-name="T15">isEmpty</text:span><text:span text:style-name="T14">() </text:span><text:span text:style-name="T13">const</text:span><text:span text:style-name="T14"> {</text:span><text:span text:style-name="T13">return</text:span><text:span text:style-name="T14"> m_first==</text:span><text:span text:style-name="T13">nullptr</text:span><text:span text:style-name="T14">;} </text:span><text:span text:style-name="T14"><text:line-break/></text:span><text:span text:style-name="T14">  </text:span><text:span text:style-name="T13">const </text:span><text:span text:style-name="T25">T</text:span><text:span text:style-name="T14">&amp; </text:span><text:span text:style-name="T15">top</text:span><text:span text:style-name="T14"> () </text:span><text:span text:style-name="T13">const</text:span><text:span text:style-name="T14"> {</text:span><text:span text:style-name="T13">return</text:span><text:span text:style-name="T14"> m_first-&gt;m_value;} </text:span><text:span text:style-name="T14"><text:line-break/></text:span><text:span text:style-name="T14">  </text:span><text:span text:style-name="T13">void</text:span><text:span text:style-name="T14"> </text:span><text:span text:style-name="T15">pop</text:span><text:span text:style-name="T14"> () </text:span></text:p>
            <text:p text:style-name="P12"><text:span text:style-name="T17"><text:s text:c="2"/></text:span><text:span text:style-name="T17">{Node *n=m_first; m_first=m_first-&gt;m_next; </text:span><text:span text:style-name="T18">delete</text:span><text:span text:style-name="T17"> n;} </text:span><text:span text:style-name="T17"><text:line-break/></text:span><text:span text:style-name="T18">private</text:span><text:span text:style-name="T17">: </text:span><text:span text:style-name="T17"><text:line-break/></text:span><text:span text:style-name="T17">  </text:span><text:span text:style-name="T24">Stk</text:span><text:span text:style-name="T17">(</text:span><text:span text:style-name="T18">const </text:span><text:span text:style-name="T17">Stk&amp; rhs); </text:span><text:span text:style-name="T18">Stk&amp;</text:span><text:span text:style-name="T24"> operator=</text:span><text:span text:style-name="T17">(</text:span><text:span text:style-name="T18">const </text:span><text:span text:style-name="T17">Stk&amp; rhs); </text:span><text:span text:style-name="T17"><text:line-break/></text:span><text:span text:style-name="T17">  </text:span><text:span text:style-name="T18">struct</text:span><text:span text:style-name="T17"> </text:span><text:span text:style-name="T24">Node</text:span><text:span text:style-name="T17"> { </text:span><text:span text:style-name="T17"><text:line-break/></text:span><text:span text:style-name="T17">    </text:span><text:span text:style-name="T23">T</text:span><text:span text:style-name="T17"> m_value; </text:span><text:span text:style-name="T17"><text:line-break/></text:span><text:span text:style-name="T17">    Node* m_next; </text:span><text:span text:style-name="T17"><text:line-break/></text:span><text:span text:style-name="T17">    Node(</text:span><text:span text:style-name="T13">const </text:span><text:span text:style-name="T25">T</text:span><text:span text:style-name="T14">&amp; v ,Node* n):m_value(v),m_next(n) { } </text:span><text:span text:style-name="T14"><text:line-break/></text:span><text:span text:style-name="T14">  }; </text:span><text:span text:style-name="T14"><text:line-break/></text:span><text:span text:style-name="T14">  Node* m_first; </text:span><text:span text:style-name="T14"><text:line-break/></text:span><text:span text:style-name="T14">}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</text:span><text:span text:style-name="T12">l</text:span><text:span text:style-name="T12">a</text:span><text:span text:style-name="T12">s</text:span><text:span text:style-name="T12">s </text:span><text:span text:style-name="T12">T</text:span><text:span text:style-name="T12">e</text:span><text:span text:style-name="T12">m</text:span><text:span text:style-name="T12">p</text:span><text:span text:style-name="T12">l</text:span><text:span text:style-name="T12">a</text:span><text:span text:style-name="T12">t</text:span><text:span text:style-name="T12">e</text:span><text:span text:style-name="T12">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6"><text:span text:style-name="T26">template</text:span><text:span text:style-name="T27">&lt;</text:span><text:span text:style-name="T26">typename</text:span><text:span text:style-name="T27"> T&gt; </text:span><text:span text:style-name="T27"><text:line-break/></text:span><text:span text:style-name="T26">class</text:span><text:span text:style-name="T27"> Stk </text:span><text:span text:style-name="T27"><text:line-break/></text:span><text:span text:style-name="T27">{ </text:span><text:span text:style-name="T27"><text:line-break/></text:span><text:span text:style-name="T27">  ...  </text:span><text:span text:style-name="T27"><text:line-break/></text:span><text:span text:style-name="T27">}; </text:span><text:span text:style-name="T27"><text:line-break/></text:span><text:span text:style-name="T27"><text:line-break/></text:span><text:span text:style-name="T27">Stk&lt;</text:span><text:span text:style-name="T26">int</text:span><text:span text:style-name="T27">&gt; intList; </text:span><text:span text:style-name="T28">// T = int </text:span><text:span text:style-name="T28"><text:line-break/></text:span><text:span text:style-name="T27">Stk&lt;string&gt; stringList; </text:span><text:span text:style-name="T28">// T = string </text:span><text:span text:style-name="T28"><text:line-break/></text:span><text:span text:style-name="T27"><text:line-break/></text:span><text:span text:style-name="T27"><text:line-break/></text:span><text:span text:style-name="T27"/></text:p>
            <text:p text:style-name="P16"><text:span text:style-name="T27"><text:line-break/></text:span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</text:span><text:span text:style-name="T12">l</text:span><text:span text:style-name="T12">a</text:span><text:span text:style-name="T12">s</text:span><text:span text:style-name="T12">s </text:span><text:span text:style-name="T12">T</text:span><text:span text:style-name="T12">e</text:span><text:span text:style-name="T12">m</text:span><text:span text:style-name="T12">p</text:span><text:span text:style-name="T12">l</text:span><text:span text:style-name="T12">a</text:span><text:span text:style-name="T12">t</text:span><text:span text:style-name="T12">e</text:span><text:span text:style-name="T12">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The code is similar to non-template code, but:</text:span></text:p>
            <text:list text:style-name="L5">
              <text:list-item>
                <text:p text:style-name="P16"><text:span text:style-name="T29">Add </text:span><text:span text:style-name="T30">template</text:span><text:span text:style-name="T29">&lt;…&gt; statement before the class </text:span><text:span text:style-name="T29">definition</text:span></text:p>
              </text:list-item>
              <text:list-item>
                <text:p text:style-name="P15"><text:span text:style-name="T29">Use template argument as type in class definition</text:span></text:p>
              </text:list-item>
              <text:list-item>
                <text:p text:style-name="P15"><text:span text:style-name="T29">To implement methods outside the class definition </text:span><text:span text:style-name="T29">(but still in header: .h.hpp, not in a cpp file!):</text:span></text:p>
              </text:list-item>
            </text:list>
            <text:p text:style-name="P17"><text:span text:style-name="T31">template</text:span><text:span text:style-name="T32"> &lt;</text:span><text:span text:style-name="T31">typename </text:span><text:span text:style-name="T32">T&gt; </text:span><text:span text:style-name="T32"><text:line-break/></text:span><text:span text:style-name="T30">bool</text:span><text:span text:style-name="T33"> Stk</text:span><text:span text:style-name="T32">&lt;T&gt;</text:span><text:span text:style-name="T33">::isEmpty() </text:span><text:span text:style-name="T30">const</text:span><text:span text:style-name="T33"> </text:span><text:span text:style-name="T33"><text:line-break/></text:span><text:span text:style-name="T33">{ </text:span><text:span text:style-name="T33"><text:line-break/></text:span><text:span text:style-name="T33">  </text:span><text:span text:style-name="T30">return</text:span><text:span text:style-name="T33"> m_first==nullptr; </text:span><text:span text:style-name="T33"><text:line-break/></text:span><text:span text:style-name="T3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1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כותרת 6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ri</text:span><text:span text:style-name="T1">c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 </text:span><text:span text:style-name="T1">- </text:span><text:span text:style-name="T1"><text:line-break/></text:span><text:span text:style-name="T1">It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text:span text:style-name="T1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onstructing a Stack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18"><text:span text:style-name="T29">We want to initialize a stack from a primitive array.</text:span></text:p>
              </text:list-item>
            </text:list>
            <text:p text:style-name="P18"><text:span text:style-name="T29"/></text:p>
            <text:list text:continue-numbering="true" text:style-name="L6">
              <text:list-item>
                <text:p text:style-name="P18"><text:span text:style-name="T34">int arr[6];</text:span></text:p>
              </text:list-item>
              <text:list-item>
                <text:p text:style-name="P18"><text:span text:style-name="T35">We can use a pointer to initial position and </text:span><text:span text:style-name="T35"><text:line-break/></text:span><text:span text:style-name="T36">one to the position after the last</text:span><text:span text:style-name="T35">:</text:span></text:p>
              </text:list-item>
              <text:list-item>
                <text:p text:style-name="P18"><text:span text:style-name="T37">Stk&lt;int&gt; myStack(</text:span><text:span text:style-name="T37"><text:line-break/></text:span><text:span text:style-name="T37"> <text:s text:c="3"/>arr,</text:span><text:span text:style-name="T38">arr</text:span><text:span text:style-name="T36">+sizeof(arr)/sizeof(*arr)</text:span><text:span text:style-name="T37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4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</text:span><text:span text:style-name="T12">o</text:span><text:span text:style-name="T12">n</text:span><text:span text:style-name="T12">s</text:span><text:span text:style-name="T12">t</text:span><text:span text:style-name="T12">r</text:span><text:span text:style-name="T12">u</text:span><text:span text:style-name="T12">c</text:span><text:span text:style-name="T12">ti</text:span><text:span text:style-name="T12">n</text:span><text:span text:style-name="T12">g </text:span><text:span text:style-name="T12">a </text:span><text:span text:style-name="T12">L</text:span><text:span text:style-name="T12">i</text:span><text:span text:style-name="T12">s</text:span><text:span text:style-name="T12">t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9" draw:layer="layout" svg:width="24.341cm" svg:height="15.874cm" svg:x="0.847cm" svg:y="2.54cm" presentation:class="outline" presentation:user-transformed="true">
          <draw:text-box>
            <text:p text:style-name="P16"><text:span text:style-name="T28">// Fancy copy from array </text:span><text:span text:style-name="T28"><text:line-break/></text:span><text:span text:style-name="T26">template</text:span><text:span text:style-name="T27">&lt; </text:span><text:span text:style-name="T26">typename </text:span><text:span text:style-name="T27">T &gt; </text:span><text:span text:style-name="T27"><text:line-break/></text:span><text:span text:style-name="T27">Stk&lt;T&gt;::Stk&lt;T&gt;(</text:span><text:span text:style-name="T26">const </text:span><text:span text:style-name="T27">T* begin, </text:span><text:span text:style-name="T26">const </text:span><text:span text:style-name="T27">T* end) { </text:span><text:span text:style-name="T27"><text:line-break/></text:span><text:span text:style-name="T27">   </text:span><text:span text:style-name="T26">for</text:span><text:span text:style-name="T27">(</text:span><text:span text:style-name="T26">const </text:span><text:span text:style-name="T27">T* p=begin; p!=end; ++p) {</text:span></text:p>
            <text:p text:style-name="P16"><text:span text:style-name="T27"><text:s text:c="6"/></text:span><text:span text:style-name="T27">push(*p); </text:span></text:p>
            <text:p text:style-name="P16"><text:span text:style-name="T27"><text:s text:c="3"/></text:span><text:span text:style-name="T27">}</text:span><text:span text:style-name="T27"><text:line-break/></text:span><text:span text:style-name="T27">}</text:span></text:p>
            <text:p text:style-name="P16"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</text:span><text:span text:style-name="T12">o</text:span><text:span text:style-name="T12">n</text:span><text:span text:style-name="T12">s</text:span><text:span text:style-name="T12">t</text:span><text:span text:style-name="T12">r</text:span><text:span text:style-name="T12">u</text:span><text:span text:style-name="T12">c</text:span><text:span text:style-name="T12">ti</text:span><text:span text:style-name="T12">n</text:span><text:span text:style-name="T12">g </text:span><text:span text:style-name="T12">a </text:span><text:span text:style-name="T12">L</text:span><text:span text:style-name="T12">i</text:span><text:span text:style-name="T12">s</text:span><text:span text:style-name="T12">t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3" draw:layer="layout" svg:width="24.341cm" svg:height="15.874cm" svg:x="0.847cm" svg:y="2.54cm" presentation:class="outline" presentation:user-transformed="true">
          <draw:text-box>
            <text:p text:style-name="P16"><text:span text:style-name="T28">// Fancy copy from array </text:span><text:span text:style-name="T28"><text:line-break/></text:span><text:span text:style-name="T26">template</text:span><text:span text:style-name="T27">&lt; </text:span><text:span text:style-name="T26">typename </text:span><text:span text:style-name="T27">T &gt; </text:span><text:span text:style-name="T27"><text:line-break/></text:span><text:span text:style-name="T27">Stk&lt;T&gt;::Stk&lt;T&gt;(</text:span><text:span text:style-name="T26">const </text:span><text:span text:style-name="T27">T* begin, </text:span><text:span text:style-name="T26">const </text:span><text:span text:style-name="T27">T* end) { </text:span><text:span text:style-name="T27"><text:line-break/></text:span><text:span text:style-name="T27">   </text:span><text:span text:style-name="T26">for</text:span><text:span text:style-name="T27">(; begin!=end; ++begin) {</text:span></text:p>
            <text:p text:style-name="P16"><text:span text:style-name="T27"><text:s text:c="6"/></text:span><text:span text:style-name="T27">push(*begin); </text:span></text:p>
            <text:p text:style-name="P16"><text:span text:style-name="T27"><text:s text:c="3"/></text:span><text:span text:style-name="T27">}</text:span><text:span text:style-name="T27"><text:line-break/></text:span><text:span text:style-name="T27">}</text:span></text:p>
            <text:p text:style-name="P16"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P</text:span><text:span text:style-name="T12">o</text:span><text:span text:style-name="T12">i</text:span><text:span text:style-name="T12">n</text:span><text:span text:style-name="T12">t</text:span><text:span text:style-name="T12">e</text:span><text:span text:style-name="T12">r </text:span><text:span text:style-name="T12">P</text:span><text:span text:style-name="T12">a</text:span><text:span text:style-name="T12">r</text:span><text:span text:style-name="T12">a</text:span><text:span text:style-name="T12">d</text:span><text:span text:style-name="T12">i</text:span><text:span text:style-name="T12">g</text:span><text:span text:style-name="T12">m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341cm" svg:height="15.874cm" svg:x="0.847cm" svg:y="2.963cm" presentation:class="outline" presentation:user-transformed="true">
          <draw:text-box>
            <text:p text:style-name="P15"><text:span text:style-name="T29">Code like:</text:span></text:p>
            <text:p text:style-name="P16"><text:span text:style-name="T30">const</text:span><text:span text:style-name="T33"> T* begin=theList;</text:span></text:p>
            <text:p text:style-name="P16"><text:span text:style-name="T30">const</text:span><text:span text:style-name="T33"> T* end= </text:span><text:span text:style-name="T33">list+sizeof(theList)/sizeof(*theList);</text:span></text:p>
            <text:p text:style-name="P16"><text:span text:style-name="T30">for</text:span><text:span text:style-name="T33">(; begin!=end; ++begin) </text:span><text:span text:style-name="T33"><text:line-break/></text:span><text:span text:style-name="T33">{ </text:span><text:span text:style-name="T33"><text:line-break/></text:span><text:span text:style-name="T33">   </text:span><text:span text:style-name="T39">// Do something with *begin </text:span><text:span text:style-name="T39"><text:line-break/></text:span><text:span text:style-name="T33">} </text:span></text:p>
            <text:list text:style-name="L6">
              <text:list-item>
                <text:p text:style-name="P15"><text:span text:style-name="T29">Applies to all elements in [begin,end-1]</text:span></text:p>
              </text:list-item>
              <text:list-item>
                <text:p text:style-name="P15"><text:span text:style-name="T29">Common in C/C++ programs</text:span></text:p>
              </text:list-item>
              <text:list-item>
                <text:p text:style-name="P15"><text:span text:style-name="T29">Can we extend it to other contain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t</text:span><text:span text:style-name="T12">e</text:span><text:span text:style-name="T12">r</text:span><text:span text:style-name="T12">a</text:span><text:span text:style-name="T12">t</text:span><text:span text:style-name="T12">o</text:span><text:span text:style-name="T12">r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18"><text:span text:style-name="T40">Object that behaves “almost” like a pointer </text:span></text:p>
              </text:list-item>
              <text:list-item>
                <text:p text:style-name="P18"><text:span text:style-name="T29">Allows to iterate over elements of a container</text:span></text:p>
              </text:list-item>
            </text:list>
            <text:p text:style-name="P15"><text:span text:style-name="T29"/></text:p>
            <text:p text:style-name="P15"><text:span text:style-name="T29">Example:</text:span></text:p>
            <text:p text:style-name="P16"><text:span text:style-name="T33">Stk&lt;</text:span><text:span text:style-name="T30">int</text:span><text:span text:style-name="T33">&gt; L; </text:span><text:span text:style-name="T33"><text:line-break/></text:span><text:span text:style-name="T33">...</text:span><text:span text:style-name="T33"><text:line-break/></text:span><text:span text:style-name="T33">Stk&lt;</text:span><text:span text:style-name="T30">int</text:span><text:span text:style-name="T33">&gt;::iterator i; </text:span><text:span text:style-name="T33"><text:line-break/></text:span><text:span text:style-name="T30">for</text:span><text:span text:style-name="T33">( i = L.begin(); i != L.end(); ++i) </text:span><text:span text:style-name="T33"><text:line-break/></text:span><text:span text:style-name="T33"> <text:s text:c="3"/>cout &lt;&lt; </text:span><text:span text:style-name="T41">" "</text:span><text:span text:style-name="T33"> &lt;&lt; *i &lt;&lt; </text:span><text:span text:style-name="T41">"\n"</text:span><text:span text:style-name="T33">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t</text:span><text:span text:style-name="T12">e</text:span><text:span text:style-name="T12">r</text:span><text:span text:style-name="T12">a</text:span><text:span text:style-name="T12">t</text:span><text:span text:style-name="T12">o</text:span><text:span text:style-name="T12">r</text:span><text:span text:style-name="T12">s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To emulate pointers, we need:</text:span></text:p>
            <text:list text:style-name="L7">
              <text:list-item>
                <text:p text:style-name="P15"><text:span text:style-name="T29">copy constructor</text:span></text:p>
              </text:list-item>
              <text:list-item>
                <text:p text:style-name="P16"><text:span text:style-name="T30">operator</text:span><text:span text:style-name="T33">= (copy) </text:span></text:p>
              </text:list-item>
              <text:list-item>
                <text:p text:style-name="P16"><text:span text:style-name="T30">operator</text:span><text:span text:style-name="T33">==, != (compare) </text:span></text:p>
              </text:list-item>
              <text:list-item>
                <text:p text:style-name="P16"><text:span text:style-name="T30">operator</text:span><text:span text:style-name="T33">* (access value) </text:span></text:p>
              </text:list-item>
              <text:list-item>
                <text:p text:style-name="P16"><text:span text:style-name="T30">operator</text:span><text:span text:style-name="T33">++ (increment) </text:span></text:p>
              </text:list-item>
            </text:list>
            <text:p text:style-name="P20"><text:span text:style-name="T33">And maybe:</text:span></text:p>
            <text:list text:continue-numbering="true" text:style-name="L7">
              <text:list-item>
                <text:p text:style-name="P16"><text:span text:style-name="T30">operator</text:span><text:span text:style-name="T33">[] (random access)</text:span></text:p>
              </text:list-item>
              <text:list-item>
                <text:p text:style-name="P16"><text:span text:style-name="T30">operator</text:span><text:span text:style-name="T33">+= / -= (random jump)</text:span></text:p>
              </text:list-item>
              <text:list-item>
                <text:p text:style-name="P16"><text:span text:style-name="T33">...</text:span></text:p>
              </text:list-item>
            </text:list>
            <text:p text:style-name="P15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S</text:span><text:span text:style-name="T12">t</text:span><text:span text:style-name="T12">k</text:span><text:span text:style-name="T12">&lt;</text:span><text:span text:style-name="T12">T</text:span><text:span text:style-name="T12">&gt; </text:span><text:span text:style-name="T12">it</text:span><text:span text:style-name="T12">e</text:span><text:span text:style-name="T12">r</text:span><text:span text:style-name="T12">a</text:span><text:span text:style-name="T12">t</text:span><text:span text:style-name="T12">o</text:span><text:span text:style-name="T12">r</text:span><text:span text:style-name="T20"> </text:span><text:span text:style-name="T20">(f</text:span><text:span text:style-name="T20">ol</text:span><text:span text:style-name="T20">d</text:span><text:span text:style-name="T20">er </text:span><text:span text:style-name="T20">2)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42">Create an inner class, keep a pointer to a node.</text:span></text:p>
            <text:p text:style-name="P16"><text:span text:style-name="T26">class</text:span><text:span text:style-name="T27"> iterator </text:span><text:span text:style-name="T27"><text:line-break/></text:span><text:span text:style-name="T27">{ </text:span><text:span text:style-name="T27"><text:line-break/></text:span><text:span text:style-name="T26">private</text:span><text:span text:style-name="T27">: </text:span><text:span text:style-name="T27"><text:line-break/></text:span><text:span text:style-name="T27">   Node *m_pointer; </text:span><text:span text:style-name="T27"><text:line-break/></text:span><text:span text:style-name="T27">}; </text:span><text:span text:style-name="T27"><text:line-break/></text:span><text:span text:style-name="T42">Provides encapsulation, since through such an iterator </text:span><text:span text:style-name="T42">we cannot change the structure of the 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</text:span><text:span text:style-name="T12">n</text:span><text:span text:style-name="T12">it</text:span><text:span text:style-name="T12">i</text:span><text:span text:style-name="T12">a</text:span><text:span text:style-name="T12">li</text:span><text:span text:style-name="T12">z</text:span><text:span text:style-name="T12">i</text:span><text:span text:style-name="T12">n</text:span><text:span text:style-name="T12">g </text:span><text:span text:style-name="T12">a </text:span><text:span text:style-name="T12">S</text:span><text:span text:style-name="T12">t</text:span><text:span text:style-name="T12">k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We now want to initialize a stack from using parts of </text:span><text:span text:style-name="T29">another stack. Something like:</text:span></text:p>
            <text:p text:style-name="P15"><text:span text:style-name="T33"/></text:p>
            <text:p text:style-name="P15"><text:span text:style-name="T33">Stk(iterator begin, iterator end) { </text:span><text:span text:style-name="T33"><text:line-break/></text:span><text:span text:style-name="T33">   </text:span><text:span text:style-name="T30">for</text:span><text:span text:style-name="T33">(; begin!=end; ++begin) {</text:span></text:p>
            <text:p text:style-name="P15"><text:span text:style-name="T33"><text:s text:c="6"/></text:span><text:span text:style-name="T33">push(*begin); </text:span></text:p>
            <text:p text:style-name="P15"><text:span text:style-name="T33"><text:s text:c="3"/></text:span><text:span text:style-name="T33">}</text:span><text:span text:style-name="T33"><text:line-break/></text:span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I</text:span><text:span text:style-name="T12">n</text:span><text:span text:style-name="T12">it</text:span><text:span text:style-name="T12">i</text:span><text:span text:style-name="T12">a</text:span><text:span text:style-name="T12">li</text:span><text:span text:style-name="T12">z</text:span><text:span text:style-name="T12">i</text:span><text:span text:style-name="T12">n</text:span><text:span text:style-name="T12">g </text:span><text:span text:style-name="T12">a </text:span><text:span text:style-name="T12">S</text:span><text:span text:style-name="T12">t</text:span><text:span text:style-name="T12">k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8" draw:text-style-name="P13" draw:layer="layout" svg:width="26.034cm" svg:height="15.874cm" svg:x="0.847cm" svg:y="2.54cm" presentation:class="outline" presentation:user-transformed="true">
          <draw:text-box>
            <text:p text:style-name="P15"><text:span text:style-name="T43">Compare:</text:span></text:p>
            <text:p text:style-name="P15"><text:span text:style-name="T44">Stk&lt;T&gt;::Stk&lt;T&gt;(iterator begin, iterator end) { </text:span><text:span text:style-name="T44"><text:line-break/></text:span><text:span text:style-name="T44">   </text:span><text:span text:style-name="T45">for</text:span><text:span text:style-name="T44">(; begin!=end; ++begin) {</text:span></text:p>
            <text:p text:style-name="P15"><text:span text:style-name="T44"><text:s text:c="6"/></text:span><text:span text:style-name="T44">push(*begin); </text:span></text:p>
            <text:p text:style-name="P15"><text:span text:style-name="T44"><text:s text:c="3"/></text:span><text:span text:style-name="T44">}</text:span><text:span text:style-name="T44"><text:line-break/></text:span><text:span text:style-name="T44">}</text:span></text:p>
            <text:p text:style-name="P15"><text:span text:style-name="T43">To:</text:span></text:p>
            <text:p text:style-name="P16"><text:span text:style-name="T44">Stk&lt;T&gt;::Stk&lt;T&gt;(</text:span><text:span text:style-name="T45">const </text:span><text:span text:style-name="T44">T* begin, </text:span><text:span text:style-name="T45">const </text:span><text:span text:style-name="T44">T* end) { </text:span><text:span text:style-name="T44"><text:line-break/></text:span><text:span text:style-name="T44">   </text:span><text:span text:style-name="T45">for</text:span><text:span text:style-name="T44">(; begin!=end; ++begin) {</text:span></text:p>
            <text:p text:style-name="P16"><text:span text:style-name="T44"><text:s text:c="6"/></text:span><text:span text:style-name="T44">push(*begin); </text:span></text:p>
            <text:p text:style-name="P16"><text:span text:style-name="T44"><text:s text:c="3"/></text:span><text:span text:style-name="T44">}</text:span><text:span text:style-name="T44"><text:line-break/></text:span><text:span text:style-name="T4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G</text:span><text:span text:style-name="T12">e</text:span><text:span text:style-name="T12">n</text:span><text:span text:style-name="T12">e</text:span><text:span text:style-name="T12">ri</text:span><text:span text:style-name="T12">c </text:span><text:span text:style-name="T12">C</text:span><text:span text:style-name="T12">o</text:span><text:span text:style-name="T12">n</text:span><text:span text:style-name="T12">s</text:span><text:span text:style-name="T12">t</text:span><text:span text:style-name="T12">r</text:span><text:span text:style-name="T12">u</text:span><text:span text:style-name="T12">c</text:span><text:span text:style-name="T12">t</text:span><text:span text:style-name="T12">o</text:span><text:span text:style-name="T12">r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5"><text:span text:style-name="T29">The code for copying using </text:span></text:p>
            <text:list text:style-name="L8">
              <text:list-item>
                <text:list>
                  <text:list-item>
                    <text:p text:style-name="P21"><text:span text:style-name="T29">T* </text:span></text:p>
                  </text:list-item>
                  <text:list-item>
                    <text:p text:style-name="P21"><text:span text:style-name="T29">Stk&lt;T&gt;::iterator</text:span></text:p>
                  </text:list-item>
                </text:list>
              </text:list-item>
            </text:list>
            <text:p text:style-name="P15"><text:span text:style-name="T29">are essentially identical on purpose --- iterators mimic </text:span><text:span text:style-name="T29">pointers!</text:span></text:p>
            <text:p text:style-name="P15"><text:span text:style-name="T29"/></text:p>
            <text:p text:style-name="P15"><text:span text:style-name="T29">Can we write the code once?</text:span></text:p>
            <text:p text:style-name="P15"><text:span text:style-name="T29">Yes: template inside template</text:span><text:span text:style-name="T46"> (folder 2)</text:span></text:p>
            <text:p text:style-name="P15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0"><text:span text:style-name="T12">Class exercise</text:span></text:p>
          </draw:text-box>
        </draw:frame>
        <draw:frame draw:name="מציין מיקום של מספר שקופית 4" presentation:style-name="pr7" draw:text-style-name="P1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0" draw:text-style-name="P22" draw:layer="layout" svg:width="24.129cm" svg:height="15.662cm" svg:x="0.635cm" svg:y="2.752cm" presentation:class="outline" presentation:user-transformed="true">
          <draw:text-box>
            <text:p text:style-name="P15"><text:span text:style-name="T47">Write a function for summing all elements of a container. <text:s/></text:span></text:p>
            <text:p text:style-name="P15"><text:span text:style-name="T48">The function should work with all kinds of containers:</text:span></text:p>
            <text:list text:style-name="L3">
              <text:list-item>
                <text:p text:style-name="P15"><text:span text:style-name="T48">Native array;</text:span></text:p>
              </text:list-item>
              <text:list-item>
                <text:p text:style-name="P15"><text:span text:style-name="T48">Linked list;</text:span></text:p>
              </text:list-item>
              <text:list-item>
                <text:p text:style-name="P15"><text:span text:style-name="T48">vector;</text:span></text:p>
              </text:list-item>
              <text:list-item>
                <text:p text:style-name="P15"><text:span text:style-name="T48">user defined...</text:span></text:p>
              </text:list-item>
            </text:list>
            <text:p text:style-name="P15"><text:span text:style-name="T4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Consolas" svg:font-family="Consolas"/>
    <style:font-face style:name="Arial4" svg:font-family="Arial" style:font-family-generic="modern"/>
    <style:font-face style:name="Consolas2" svg:font-family="Consolas" style:font-family-generic="modern"/>
    <style:font-face style:name="Consolas1" svg:font-family="Consolas" style:font-family-generic="modern" style:font-pitch="fixed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6" svg:font-family="Arial" style:font-family-generic="modern" style:font-pitch="variable"/>
    <style:font-face style:name="Consolas3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כותרת_20_ותוכן_5f_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5-26">26/5/20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1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135</meta:editing-cycles>
    <meta:print-date>1999-11-04T13:06:28</meta:print-date>
    <meta:creation-date>1999-10-10T10:49:40</meta:creation-date>
    <dc:date>2020-05-26T16:11:28.808978152</dc:date>
    <meta:editing-duration>P27DT15H29M26S</meta:editing-duration>
    <meta:generator>LibreOffice/6.4.3.2$Linux_X86_64 LibreOffice_project/40$Build-2</meta:generator>
    <dc:creator>Erel Segal-Halevi</dc:creator>
    <meta:document-statistic meta:object-count="142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